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5cm"/>
    </style:style>
    <style:style style:name="co2" style:family="table-column">
      <style:table-column-properties fo:break-before="auto" style:column-width="13.929cm"/>
    </style:style>
    <style:style style:name="co3" style:family="table-column">
      <style:table-column-properties fo:break-before="auto" style:column-width="7.551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7.608cm"/>
    </style:style>
    <style:style style:name="co8" style:family="table-column">
      <style:table-column-properties fo:break-before="auto" style:column-width="5.902cm"/>
    </style:style>
    <style:style style:name="co9" style:family="table-column">
      <style:table-column-properties fo:break-before="auto" style:column-width="6.348cm"/>
    </style:style>
    <style:style style:name="co10" style:family="table-column">
      <style:table-column-properties fo:break-before="auto" style:column-width="5.286cm"/>
    </style:style>
    <style:style style:name="co11" style:family="table-column">
      <style:table-column-properties fo:break-before="auto" style:column-width="3.72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2.574cm"/>
    </style:style>
    <style:style style:name="co14" style:family="table-column">
      <style:table-column-properties fo:break-before="auto" style:column-width="8.782cm"/>
    </style:style>
    <style:style style:name="co15" style:family="table-column">
      <style:table-column-properties fo:break-before="auto" style:column-width="3.748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2.713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5.95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49cm" fo:break-before="auto" style:use-optimal-row-height="true"/>
    </style:style>
    <style:style style:name="ro10" style:family="table-row">
      <style:table-row-properties style:row-height="0.497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714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1.552cm" fo:break-before="auto" style:use-optimal-row-height="true"/>
    </style:style>
    <style:style style:name="ro17" style:family="table-row">
      <style:table-row-properties style:row-height="0.471cm" fo:break-before="auto" style:use-optimal-row-height="fals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Mapa_20_dos_20_produto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002cm solid #000000" fo:background-color="#99284c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002cm solid #000000" fo:background-color="#99284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3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9928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9928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02cm solid #000000" fo:background-color="#99284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0.002cm solid #000000" fo:background-color="#99284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0.002cm solid #000000" fo:background-color="#99284c" style:cell-protect="protected" style:print-content="tru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002cm solid #000000" fo:background-color="#99284c" style:cell-protect="protected" style:print-content="tru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order-bottom="0.002cm solid #000000" fo:background-color="#99284c" style:cell-protect="protected" style:print-content="tru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1" draw:textarea-horizontal-align="justify" draw:textarea-vertical-align="middle" draw:auto-grow-height="false" draw:auto-grow-width="false" fo:min-height="4.32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1" draw:textarea-horizontal-align="justify" draw:textarea-vertical-align="middle" draw:auto-grow-height="false" draw:auto-grow-width="false" fo:min-height="1.05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2.8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bold" style:font-name-complex="Tahoma" style:font-size-complex="9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bold" style:font-family-complex="Tahoma" style:font-size-complex="9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normal" style:font-family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apa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Projeto SPL Smart</text:p>
          </table:table-cell>
          <table:covered-table-cell table:style-name="ce1"/>
          <table:covered-table-cell table:style-name="ce1"/>
          <table:covered-table-cell table:style-name="ce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4" table:number-rows-spanned="1">
            <text:p>Product Map</text:p>
          </table:table-cell>
          <table:covered-table-cell table:style-name="ce3"/>
          <table:covered-table-cell table:style-name="ce3"/>
          <table:covered-table-cell table:style-name="ce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DATA</text:p>
          </table:table-cell>
          <table:table-cell table:style-name="ce11" office:value-type="date" office:date-value="2010-02-02" table:number-columns-spanned="3" table:number-rows-spanned="1">
            <text:p>02/02/10</text:p>
          </table:table-cell>
          <table:covered-table-cell table:style-name="ce11"/>
          <table:covered-table-cell table:style-name="ce11"/>
          <table:table-cell table:number-columns-repeated="1020"/>
        </table:table-row>
        <table:table-row table:style-name="ro2">
          <table:table-cell table:style-name="ce4" office:value-type="string">
            <text:p>RESPONSÁVEL</text:p>
          </table:table-cell>
          <table:table-cell table:style-name="ce12" office:value-type="string" table:number-columns-spanned="3" table:number-rows-spanned="1">
            <text:p>Luanna Lopes Lobato</text:p>
          </table:table-cell>
          <table:covered-table-cell table:style-name="ce12"/>
          <table:covered-table-cell table:style-name="ce12"/>
          <table:table-cell table:number-columns-repeated="1020"/>
        </table:table-row>
        <table:table-row table:style-name="ro2">
          <table:table-cell table:style-name="ce4" office:value-type="string">
            <text:p>DOC ID</text:p>
          </table:table-cell>
          <table:table-cell table:style-name="ce12" office:value-type="string" table:number-columns-spanned="3" table:number-rows-spanned="1">
            <text:p>SPL_ProductMap</text:p>
          </table:table-cell>
          <table:covered-table-cell table:style-name="ce12"/>
          <table:covered-table-cell table:style-name="ce12"/>
          <table:table-cell table:number-columns-repeated="1020"/>
        </table:table-row>
        <table:table-row table:style-name="ro2">
          <table:table-cell table:style-name="ce4" office:value-type="string">
            <text:p>LOCALIZAÇÃO</text:p>
          </table:table-cell>
          <table:table-cell table:style-name="ce12" office:value-type="string" table:number-columns-spanned="3" table:number-rows-spanned="1">
            <text:p>\trunk\Engenharia de Dominio\Escopo\Escopo de Produto\Mapa de Produtos</text:p>
          </table:table-cell>
          <table:covered-table-cell table:style-name="ce12"/>
          <table:covered-table-cell table:style-name="ce12"/>
          <table:table-cell table:number-columns-repeated="1020"/>
        </table:table-row>
        <table:table-row table:style-name="ro2">
          <table:table-cell table:style-name="ce4" office:value-type="string">
            <text:p>VERSÃO</text:p>
          </table:table-cell>
          <table:table-cell table:style-name="ce12" office:value-type="string" table:number-columns-spanned="3" table:number-rows-spanned="1">
            <text:p>0.09</text:p>
          </table:table-cell>
          <table:covered-table-cell table:style-name="ce12"/>
          <table:covered-table-cell table:style-name="ce12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4">
          <table:table-cell table:style-name="ce5" office:value-type="string" table:number-columns-spanned="4" table:number-rows-spanned="1">
            <text:p>Revisões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Versão </text:p>
          </table:table-cell>
          <table:table-cell table:style-name="ce6" office:value-type="string">
            <text:p>Descrição da Versão</text:p>
          </table:table-cell>
          <table:table-cell table:style-name="ce6" office:value-type="string">
            <text:p>Autor</text:p>
          </table:table-cell>
          <table:table-cell table:style-name="ce6" office:value-type="string">
            <text:p>Data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0.01</text:p>
          </table:table-cell>
          <table:table-cell table:style-name="ce13" office:value-type="string">
            <text:p>Versão Inicial do documento.</text:p>
          </table:table-cell>
          <table:table-cell table:style-name="ce10" office:value-type="string">
            <text:p>Luanna Lopes Lobato</text:p>
          </table:table-cell>
          <table:table-cell table:style-name="ce19" office:value-type="date" office:date-value="2010-02-02">
            <text:p>02/02/10</text:p>
          </table:table-cell>
          <table:table-cell table:number-columns-repeated="1020"/>
        </table:table-row>
        <table:table-row table:style-name="ro6">
          <table:table-cell table:style-name="ce7" office:value-type="string">
            <text:p>0.02</text:p>
          </table:table-cell>
          <table:table-cell table:style-name="ce14" office:value-type="string">
            <text:p>ProductMap dos módulos Agendamento</text:p>
            <text:p>Atendimento</text:p>
            <text:p>Pré-Internação</text:p>
            <text:p>Centro Cirúrgico</text:p>
            <text:p>Controle de Fluxo de Prontuário</text:p>
            <text:p>Faturamento</text:p>
            <text:p>Faturamento SUS</text:p>
            <text:p>Exportação de Fatura</text:p>
            <text:p>Cadastros Gerais e Financeiros</text:p>
            <text:p>Pesquisa de Avaliação</text:p>
            <text:p>Remover Prontuários Duplicados (Tratamento Prontuários Duplicados)</text:p>
            <text:p>Remover Pacientes Duplicados (Pacientes Duplicados)</text:p>
            <text:p>Gerador de Etiqueta</text:p>
            <text:p/>
          </table:table-cell>
          <table:table-cell table:style-name="ce14" office:value-type="string">
            <text:p>Raphael,Hernan,Iuri, Leandro e Jonatas</text:p>
          </table:table-cell>
          <table:table-cell table:style-name="ce7" office:value-type="date" office:date-value="2010-02-24">
            <text:p>24/02/10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0.03</text:p>
          </table:table-cell>
          <table:table-cell table:style-name="ce13" office:value-type="string">
            <text:p>Atualização da descrição das features Atendimento e Agendamento</text:p>
          </table:table-cell>
          <table:table-cell table:style-name="ce10" office:value-type="string">
            <text:p>Raphael, Iuri e Jonatas</text:p>
          </table:table-cell>
          <table:table-cell table:style-name="ce19" office:value-type="date" office:date-value="2010-02-25">
            <text:p>25/02/10</text:p>
          </table:table-cell>
          <table:table-cell table:number-columns-repeated="1020"/>
        </table:table-row>
        <table:table-row table:style-name="ro7">
          <table:table-cell table:style-name="ce7" office:value-type="string">
            <text:p>0.04</text:p>
          </table:table-cell>
          <table:table-cell table:style-name="ce14" office:value-type="string">
            <text:p>Validação da descrição dos módulos Pré-Internação Centro Cirúrgico Controle de Fluxo de Prontuário Faturamento Exportação de Fatura Cadastros Gerais e Financeiros Pesquisa de Avaliação Remover Prontuários Duplicados (Tratamento Prontuários Duplicados) Remover Pacientes Duplicados (Pacientes Duplicados) Gerador de Etiqueta </text:p>
          </table:table-cell>
          <table:table-cell table:style-name="ce14" office:value-type="string">
            <text:p>Raphael,Iuri, Ivan, Fernando, Leandro e Jonatas</text:p>
          </table:table-cell>
          <table:table-cell table:style-name="ce7" office:value-type="date" office:date-value="2010-03-02">
            <text:p>02/03/10</text:p>
          </table:table-cell>
          <table:table-cell table:number-columns-repeated="1020"/>
        </table:table-row>
        <table:table-row table:style-name="ro8">
          <table:table-cell table:style-name="ce8" office:value-type="string">
            <text:p>0.05</text:p>
          </table:table-cell>
          <table:table-cell table:style-name="ce15" office:value-type="string">
            <text:p>ProductMap dos módulos</text:p>
          </table:table-cell>
          <table:table-cell table:style-name="ce14" office:value-type="string">
            <text:p>Raphael, Iuri, Leandro, Jonatas</text:p>
          </table:table-cell>
          <table:table-cell table:style-name="ce7" office:value-type="date" office:date-value="2010-03-08">
            <text:p>08/03/10</text:p>
          </table:table-cell>
          <table:table-cell table:number-columns-repeated="1020"/>
        </table:table-row>
        <table:table-row table:style-name="ro5">
          <table:table-cell table:style-name="ce9" office:value-type="string">
            <text:p>0.06</text:p>
          </table:table-cell>
          <table:table-cell table:style-name="ce16" office:value-type="string">
            <text:p>Product map validado pela equipe do RISE</text:p>
          </table:table-cell>
          <table:table-cell table:style-name="ce14" office:value-type="string">
            <text:p>Raphael, Iuri, Leandro, Jonatas</text:p>
          </table:table-cell>
          <table:table-cell table:style-name="ce7" office:value-type="date" office:date-value="2010-03-26">
            <text:p>26/03/10</text:p>
          </table:table-cell>
          <table:table-cell table:number-columns-repeated="1020"/>
        </table:table-row>
        <table:table-row table:style-name="ro5">
          <table:table-cell table:style-name="ce9" office:value-type="string">
            <text:p>0.05</text:p>
          </table:table-cell>
          <table:table-cell table:style-name="ce16" office:value-type="string">
            <text:p>Product map validado pela Medicware</text:p>
          </table:table-cell>
          <table:table-cell table:style-name="ce14" office:value-type="string">
            <text:p>Raphael, Iuri, Leandro, Jonatas</text:p>
          </table:table-cell>
          <table:table-cell table:style-name="ce7" office:value-type="date" office:date-value="2010-04-15">
            <text:p>15/04/10</text:p>
          </table:table-cell>
          <table:table-cell table:number-columns-repeated="1020"/>
        </table:table-row>
        <table:table-row table:style-name="ro5">
          <table:table-cell table:style-name="ce9" office:value-type="string">
            <text:p>0.08</text:p>
          </table:table-cell>
          <table:table-cell table:style-name="ce16" office:value-type="string">
            <text:p>Acerto do product map depois da validação com a Medicware</text:p>
          </table:table-cell>
          <table:table-cell table:style-name="ce14" office:value-type="string">
            <text:p>Raphael, Iuri, Leandro, Jonatas</text:p>
          </table:table-cell>
          <table:table-cell table:style-name="ce7" office:value-type="date" office:date-value="2010-04-22">
            <text:p>22/04/10</text:p>
          </table:table-cell>
          <table:table-cell table:number-columns-repeated="1020"/>
        </table:table-row>
        <table:table-row table:style-name="ro9">
          <table:table-cell table:style-name="ce9" office:value-type="string">
            <text:p>0.09</text:p>
          </table:table-cell>
          <table:table-cell table:style-name="ce16" office:value-type="string">
            <text:p>Integração das features do Consultório Médico com Assitência Médica e Enfermagem</text:p>
          </table:table-cell>
          <table:table-cell table:style-name="ce14" office:value-type="string">
            <text:p>Raphael, Iuri, Leandro, Jonatas</text:p>
          </table:table-cell>
          <table:table-cell table:style-name="ce7" office:value-type="date" office:date-value="2010-04-27">
            <text:p>27/04/10</text:p>
          </table:table-cell>
          <table:table-cell table:number-columns-repeated="1020"/>
        </table:table-row>
        <table:table-row table:style-name="ro5">
          <table:table-cell table:style-name="ce7" office:value-type="date" office:date-value="2000-01-01">
            <text:p>01/01/00</text:p>
          </table:table-cell>
          <table:table-cell table:style-name="ce13" office:value-type="string">
            <text:p>Aprovação do documento</text:p>
          </table:table-cell>
          <table:table-cell table:style-name="ce10" office:value-type="string">
            <text:p>Leandro Oliveira de Souza</text:p>
          </table:table-cell>
          <table:table-cell table:style-name="ce18" office:value-type="date" office:date-value="2010-05-03">
            <text:p>03/05/10</text:p>
          </table:table-cell>
          <table:table-cell table:number-columns-repeated="1020"/>
        </table:table-row>
        <table:table-row table:style-name="ro2" table:number-rows-repeated="7">
          <table:table-cell table:style-name="ce7"/>
          <table:table-cell table:style-name="ce13"/>
          <table:table-cell table:style-name="ce10"/>
          <table:table-cell table:style-name="ce1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5" office:value-type="string" table:number-columns-spanned="4" table:number-rows-spanned="1">
            <text:p>Aprovações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Versão Rev.</text:p>
          </table:table-cell>
          <table:table-cell table:style-name="ce6" office:value-type="string">
            <text:p>Revisor</text:p>
          </table:table-cell>
          <table:table-cell table:style-name="ce6" office:value-type="string">
            <text:p>Data de Aprovação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1..0</text:p>
          </table:table-cell>
          <table:table-cell table:style-name="ce17" office:value-type="string">
            <text:p>Leandro Oliveira de Souza</text:p>
          </table:table-cell>
          <table:table-cell table:style-name="ce18" office:value-type="date" office:date-value="2010-05-03">
            <text:p>03/05/10</text:p>
          </table:table-cell>
          <table:table-cell table:number-columns-repeated="1021"/>
        </table:table-row>
        <table:table-row table:style-name="ro2" table:number-rows-repeated="4">
          <table:table-cell table:style-name="ce10" table:number-columns-repeated="3"/>
          <table:table-cell table:number-columns-repeated="1021"/>
        </table:table-row>
        <table:table-row table:style-name="ro2" table:number-rows-repeated="65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a dos produtos" table:style-name="ta2" table:print="false">
        <office:forms form:automatic-focus="false" form:apply-design-mode="false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3" table:default-cell-style-name="ce25"/>
        <table:table-column table:style-name="co13" table:number-columns-repeated="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6" table:number-columns-repeated="241" table:default-cell-style-name="ce25"/>
        <table:table-column table:style-name="co5" table:number-columns-repeated="767" table:default-cell-style-name="Default"/>
        <table:table-row table:style-name="ro10">
          <table:table-cell table:style-name="ce20" office:value-type="string">
            <text:p>ID</text:p>
          </table:table-cell>
          <table:table-cell table:style-name="ce20" office:value-type="string" table:number-columns-spanned="7" table:number-rows-spanned="1">
            <text:p>FEATURES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64"/>
          <table:table-cell table:style-name="ce20" office:value-type="string">
            <text:p>Doctor</text:p>
          </table:table-cell>
          <table:table-cell table:style-name="ce20" office:value-type="string">
            <text:p>Clin</text:p>
          </table:table-cell>
          <table:table-cell table:style-name="ce20" office:value-type="string">
            <text:p>Lab</text:p>
          </table:table-cell>
          <table:table-cell table:style-name="ce20" office:value-type="string">
            <text:p>Health</text:p>
          </table:table-cell>
          <table:table-cell table:style-name="ce20" office:value-type="string">
            <text:p>Modulo</text:p>
          </table:table-cell>
          <table:table-cell table:style-name="ce20" office:value-type="string">
            <text:p>SPL</text:p>
          </table:table-cell>
          <table:table-cell table:style-name="ce86" table:number-columns-repeated="1010"/>
        </table:table-row>
        <table:table-row table:style-name="ro3">
          <table:table-cell table:style-name="ce21"/>
          <table:table-cell table:style-name="ce26"/>
          <table:table-cell table:style-name="ce43" table:number-columns-repeated="2"/>
          <table:table-cell table:style-name="ce34"/>
          <table:table-cell table:style-name="ce43" table:number-columns-repeated="2"/>
          <table:table-cell table:style-name="ce65"/>
          <table:table-cell table:style-name="ce76"/>
          <table:table-cell table:style-name="ce84" table:number-columns-repeated="4"/>
          <table:table-cell table:style-name="ce21"/>
          <table:table-cell table:number-columns-repeated="1010"/>
        </table:table-row>
        <table:table-row table:style-name="ro3">
          <table:table-cell table:style-name="ce21"/>
          <table:table-cell table:style-name="ce27" office:value-type="string">
            <text:p>PRODUCTMAP</text:p>
          </table:table-cell>
          <table:table-cell table:style-name="ce43" table:number-columns-repeated="2"/>
          <table:table-cell table:style-name="ce34"/>
          <table:table-cell table:style-name="ce43" table:number-columns-repeated="2"/>
          <table:table-cell table:style-name="ce65"/>
          <table:table-cell table:style-name="ce76"/>
          <table:table-cell table:style-name="ce84" table:number-columns-repeated="4"/>
          <table:table-cell table:style-name="ce21"/>
          <table:table-cell table:number-columns-repeated="1010"/>
        </table:table-row>
        <table:table-row table:style-name="ro11">
          <table:table-cell table:style-name="ce20"/>
          <table:table-cell table:style-name="ce28" office:value-type="string" table:number-columns-spanned="7" table:number-rows-spanned="1">
            <text:p>específico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66"/>
          <table:table-cell table:style-name="ce77" table:number-columns-spanned="6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number-columns-repeated="1010"/>
        </table:table-row>
        <table:table-row table:style-name="ro11">
          <table:table-cell table:style-name="ce21"/>
          <table:table-cell table:style-name="ce29" office:value-type="string">
            <text:p>medicinaOcupacional</text:p>
          </table:table-cell>
          <table:table-cell table:style-name="ce38" table:number-columns-repeated="5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3" office:value-type="string">
            <text:p>eventos (CRUD)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3" office:value-type="string">
            <text:p>riscos (CRUD)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3" office:value-type="string">
            <text:p>colaboradores (CRUD)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3" office:value-type="string">
            <text:p>atividades (CRUD)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3" office:value-type="string">
            <text:p>deficiência (CRUD)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9"/>
          <table:table-cell table:style-name="ce39" office:value-type="string">
            <text:p>ASO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9"/>
          <table:table-cell table:style-name="ce39"/>
          <table:table-cell table:style-name="ce39" office:value-type="string">
            <text:p>complementosASOAutomâtico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emissãoASO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3" office:value-type="string">
            <text:p>PCMSOGenéricos (CRUD)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nvocação (CRUD)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PPP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emissãoPPP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geraçãoConsultaPPP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emissãoLaudo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entregaExame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3" office:value-type="string">
            <text:p>consultas</text:p>
          </table:table-cell>
          <table:table-cell table:style-name="ce45"/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relatório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3" office:value-type="string">
            <text:p>reavaliaçãoResultadosAntigo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3" office:value-type="string">
            <text:p>manutençãoOS (Lotação)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importação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3" office:value-type="string">
            <text:p>exportação</text:p>
          </table:table-cell>
          <table:table-cell table:style-name="ce45"/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3" office:value-type="string">
            <text:p>configuraçõe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Medicina Ocupacional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 office:value-type="string">
            <text:p>SRTN</text:p>
          </table:table-cell>
          <table:table-cell table:style-name="ce39" table:number-columns-repeated="3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SRNT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5" office:value-type="string">
            <text:p>buscaAtiva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SRNT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5"/>
          <table:table-cell table:style-name="ce45" office:value-type="string">
            <text:p>triagemNeonatal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SRNT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5"/>
          <table:table-cell table:style-name="ce45" office:value-type="string">
            <text:p>pré-Natal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SRNT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29"/>
          <table:table-cell table:style-name="ce39" office:value-type="string">
            <text:p>consumoMateriaisAmostrasRecebida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SRNT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estatística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SRNT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utilitário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21" office:value-type="string">
            <text:p>SRNT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0" office:value-type="string">
            <text:p>correio</text:p>
          </table:table-cell>
          <table:table-cell table:style-name="ce43" table:number-columns-repeated="5"/>
          <table:table-cell table:style-name="ce65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84" office:value-type="string">
            <text:p>Corre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consultarCID</text:p>
          </table:table-cell>
          <table:table-cell table:style-name="ce43" table:number-columns-repeated="5"/>
          <table:table-cell table:style-name="ce65"/>
          <table:table-cell table:style-name="ce7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de Paciente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cadastroPacientes (CRUD)</text:p>
          </table:table-cell>
          <table:table-cell table:style-name="ce43" table:number-columns-repeated="3"/>
          <table:table-cell table:style-name="ce59" table:number-columns-repeated="2"/>
          <table:table-cell table:style-name="ce68"/>
          <table:table-cell table:style-name="ce7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de Paciente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3">
          <table:table-cell table:style-name="ce20"/>
          <table:table-cell table:style-name="ce28" office:value-type="string" table:number-columns-spanned="7" table:number-rows-spanned="1">
            <text:p>financeiro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66"/>
          <table:table-cell table:style-name="ce77" table:number-columns-spanned="6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number-columns-repeated="1010"/>
        </table:table-row>
        <table:table-row table:style-name="ro11">
          <table:table-cell table:style-name="ce21"/>
          <table:table-cell table:style-name="ce29" office:value-type="string">
            <text:p>tesouraria</text:p>
          </table:table-cell>
          <table:table-cell table:style-name="ce39" table:number-columns-repeated="3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movimentoCaixa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liberaçãoRepasse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protocoloEntregaCheque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ntasReceber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ntasPagar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identificadore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lançamento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baixaPagamento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pagamentosEfetuado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impressãoCheque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39" office:value-type="string">
            <text:p>relatórios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ntasCorrentes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transaçãoInterna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conciliaçãoBancária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depósitoConvênio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fechamentoBancário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pagamentoPrestador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encerramentoMêsCompetência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resultadoMensal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relatório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fluxoCaixa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previsão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fluxoCaixa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6" office:value-type="string">
            <text:p>fechamento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6" office:value-type="string">
            <text:p>configuraçõe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office:annotation draw:style-name="gr1" draw:text-style-name="P1" svg:width="4.015cm" svg:height="4.527cm" svg:x="21.286cm" svg:y="44.084cm" draw:caption-point-x="-0.427cm" draw:caption-point-y="-8.452cm">
              <dc:creator>rpo</dc:creator>
              <dc:date>2010-04-27T00:00:00</dc:date>
              <text:p text:style-name="P1"><text:span text:style-name="T1">feature "Layout de Documentos" foi agrupada a feature "configurações"</text:span></text:p>
            </office:annotation>
            <text:p>layoutDocumento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Tesourari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 office:value-type="string">
            <text:p>geradorRelatório</text:p>
          </table:table-cell>
          <table:table-cell table:style-name="ce39" table:number-columns-repeated="3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relatórioCustomizável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configuraçõe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39" office:value-type="string">
            <text:p>cabeçalhoRelatório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39" office:value-type="string">
            <text:p>colunaRelatório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39" office:value-type="string">
            <text:p>fórmulasEspeciais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parâmetrosEntrada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resultadoSaída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39" office:value-type="string">
            <text:p>gráfico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39" office:value-type="string">
            <text:p>tabela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39" office:value-type="string">
            <text:p>etiqueta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39" office:value-type="string">
            <text:p>carta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39" office:value-type="string">
            <text:p>exportação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5"/>
          <table:table-cell table:style-name="ce49" office:value-type="string">
            <text:p>permissãoRelatório</text:p>
          </table:table-cell>
          <table:table-cell table:style-name="ce45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/>
          <table:table-cell table:style-name="ce91"/>
          <table:table-cell table:number-columns-repeated="1008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relatóriosespecífico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9" office:value-type="string">
            <text:p>REPORT – Gerador de Relatóri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1" office:value-type="string">
            <text:p>caixa</text:p>
          </table:table-cell>
          <table:table-cell table:style-name="ce46" table:number-columns-repeated="5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recebiment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ambulatorial (espécie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tratamentoAmbulatorial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internament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table:number-columns-repeated="2"/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glosaConvêni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AReceber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protocoloEntregaCheque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baixaPagamentoEfetuadoPeríod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transaçãoInterna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ntroleVale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prestaçãoContasRecepçã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mposiçãoDepósitoTransferência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identificaçãoChequesDevolvid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fechamentoCaixaRecepçã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nsultarCaixa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sald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hequesRecebid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3"/>
          <table:table-cell table:style-name="ce33"/>
          <table:table-cell table:style-name="ce47"/>
          <table:table-cell table:style-name="ce47" office:value-type="string">
            <office:annotation draw:style-name="gr2" draw:text-style-name="P1" svg:width="4.015cm" svg:height="1.351cm" svg:x="21.286cm" svg:y="68.831cm" draw:caption-point-x="-0.427cm" draw:caption-point-y="-14.498cm">
              <dc:creator>rpo</dc:creator>
              <dc:date>2010-04-27T00:00:00</dc:date>
              <text:p text:style-name="P1"><text:span text:style-name="T1">Procedimento abolido por lei (cheque caução).</text:span></text:p>
            </office:annotation>
            <text:p>devoluçõesCaução</text:p>
          </table:table-cell>
          <table:table-cell table:style-name="ce47" table:number-columns-repeated="3"/>
          <table:table-cell table:style-name="ce69"/>
          <table:table-cell table:style-name="ce79"/>
          <table:table-cell table:style-name="ce85" office:value-type="string">
            <text:p>x</text:p>
          </table:table-cell>
          <table:table-cell table:style-name="ce85" office:value-type="string">
            <text:p>x</text:p>
          </table:table-cell>
          <table:table-cell table:style-name="ce85" office:value-type="string">
            <text:p>x</text:p>
          </table:table-cell>
          <table:table-cell table:style-name="ce33" office:value-type="string">
            <text:p>Caixa</text:p>
          </table:table-cell>
          <table:table-cell table:style-name="ce23" office:value-type="string">
            <text:p>Obrigatória</text:p>
          </table:table-cell>
          <table:table-cell table:style-name="ce87"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relatóri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assistente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reprocessament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nfiguraçõe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layoutDocument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ix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 office:value-type="string">
            <text:p>contabilidade</text:p>
          </table:table-cell>
          <table:table-cell table:style-name="ce46" table:number-columns-repeated="5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adastr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históricoPadrã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ontasContábei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lanoContasAlternativ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lançamentosEstoque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setore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lassesFinanceira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empresa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ontasCorrente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impost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ontasOrçamentária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histórico (exportação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arametrizaçõe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integraçã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encerramentoMêsCompetência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exercíci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lançamentos 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exportaçã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event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nfiguraçõe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ontabilidad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 office:value-type="string">
            <text:p>custos</text:p>
          </table:table-cell>
          <table:table-cell table:style-name="ce46" table:number-columns-repeated="5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encerramentoMêsCompetência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estatísticaProduçã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parametrizaçã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entroCustosDespesasIndireta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ustosFixosVariávei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ustosProcediment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setoresHierarquia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ratei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ritériosRatei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orçament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investiment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revisãoOrçamentária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apuraçãoRealizado (por competência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relatóri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análiseCust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nfiguraçõe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ust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 office:value-type="string">
            <text:p>sistemaInformaçõesExecutivas</text:p>
          </table:table-cell>
          <table:table-cell table:style-name="ce46" table:number-columns-repeated="5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ntrole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indicadore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osiçãoFaturament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ens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banc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dashBoard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análise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acientesAtendid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agendaMédica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rodutividade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table:number-columns-repeated="2"/>
          <table:table-cell table:style-name="ce46" office:value-type="string">
            <text:p>receita</text:p>
          </table:table-cell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table:number-columns-repeated="2"/>
          <table:table-cell table:style-name="ce46" office:value-type="string">
            <text:p>quantidade</text:p>
          </table:table-cell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receitasDespesa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ompromissosPagar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onsulta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solicitaçãoExame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onsultasExamesSolicitaçã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onsultasCirurgia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irurgias 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internament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ocupaçã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taxaOcupaçã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atendimentosEmergência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adastr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édicos (Prestador de serviço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serviç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4">
          <table:table-cell table:style-name="ce21"/>
          <table:table-cell table:style-name="ce32"/>
          <table:table-cell table:style-name="ce46"/>
          <table:table-cell table:style-name="ce46" office:value-type="string">
            <text:p>convêni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Sistema de Informações Executiv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0"/>
          <table:table-cell table:style-name="ce28" office:value-type="string" table:number-columns-spanned="7" table:number-rows-spanned="1">
            <text:p>laboratório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66"/>
          <table:table-cell table:style-name="ce77" table:number-columns-spanned="6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number-columns-repeated="1010"/>
        </table:table-row>
        <table:table-row table:style-name="ro11">
          <table:table-cell table:style-name="ce21"/>
          <table:table-cell table:style-name="ce32" office:value-type="string">
            <text:p>bromatologia</text:p>
          </table:table-cell>
          <table:table-cell table:style-name="ce46" table:number-columns-repeated="5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bromatologia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protocoloEntrega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adastr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arca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rodut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apresentaçõe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exigência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ontoColheita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rograma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fabricEnv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otivoApreensã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odalidadeAnálise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relatóri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Bromatologi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 office:value-type="string">
            <text:p>raiva</text:p>
          </table:table-cell>
          <table:table-cell table:style-name="ce46" table:number-columns-repeated="5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Raiv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espécies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Raiv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materiais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Raiv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taxonomia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Raiv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ndiçãoAmostra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Raiv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zoonoses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Raiv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protocoloEntrega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32" office:value-type="string">
            <text:p>Raiva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controleQualidadeEsterilização</text:p>
          </table:table-cell>
          <table:table-cell table:style-name="ce45" table:number-columns-repeated="3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ntrole de Qualidade da Esterilização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equipamentos (CRUD)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ntrole de Qualidade da Esterilização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9" office:value-type="string">
            <text:p>amostras (CRUD)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ntrole de Qualidade da Esterilização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móduloLaboratório</text:p>
          </table:table-cell>
          <table:table-cell table:style-name="ce45" table:number-columns-repeated="3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amostra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consultarGaleria</text:p>
          </table:table-cell>
          <table:table-cell table:style-name="ce45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etiquetasFolhaTrabalho</text:p>
          </table:table-cell>
          <table:table-cell table:style-name="ce45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diligenciar</text:p>
          </table:table-cell>
          <table:table-cell table:style-name="ce45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bancadas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examesRealizados</text:p>
          </table:table-cell>
          <table:table-cell table:style-name="ce45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usuáriosHabilitados</text:p>
          </table:table-cell>
          <table:table-cell table:style-name="ce45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folhasTrabalho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resultados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pendências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laudos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brigatpo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relatórios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antibióticosDisponiveisAntibiograma (CRUD)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testesKitsReagentes (CRUD)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métodos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motivoRepetiçãoExames (CRUD)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galerias (CRUD)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observações (CRUD)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examesUrináriosLaboratóriosApoio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5">
          <table:table-cell table:style-name="ce21"/>
          <table:table-cell table:style-name="ce26"/>
          <table:table-cell table:style-name="ce45" office:value-type="string">
            <text:p>configurações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logImpressão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office:value-type="string">
            <text:p>Módulo Laborató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comunicaçãoComAparelhos</text:p>
          </table:table-cell>
          <table:table-cell table:style-name="ce45" table:number-columns-repeated="3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cadastros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exames</text:p>
          </table:table-cell>
          <table:table-cell table:style-name="ce45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testeComunicação</text:p>
          </table:table-cell>
          <table:table-cell table:style-name="ce45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examesTerceirizados</text:p>
          </table:table-cell>
          <table:table-cell table:style-name="ce45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materiaisControleQualidade (QC)</text:p>
          </table:table-cell>
          <table:table-cell table:style-name="ce45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regrasWestGard</text:p>
          </table:table-cell>
          <table:table-cell table:style-name="ce45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microbiologia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bactAlert</text:p>
          </table:table-cell>
          <table:table-cell table:style-name="ce45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6"/>
          <table:table-cell table:style-name="ce45" table:number-columns-repeated="2"/>
          <table:table-cell table:style-name="ce45" office:value-type="string">
            <text:p>realizarConexão</text:p>
          </table:table-cell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6"/>
          <table:table-cell table:style-name="ce45" table:number-columns-repeated="2"/>
          <table:table-cell table:style-name="ce45" office:value-type="string">
            <text:p>arquivo</text:p>
          </table:table-cell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6"/>
          <table:table-cell table:style-name="ce45" table:number-columns-repeated="2"/>
          <table:table-cell table:style-name="ce45" office:value-type="string">
            <text:p>recebimento</text:p>
          </table:table-cell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6"/>
          <table:table-cell table:style-name="ce45" table:number-columns-repeated="2"/>
          <table:table-cell table:style-name="ce45" office:value-type="string">
            <text:p>transmissão</text:p>
          </table:table-cell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6"/>
          <table:table-cell table:style-name="ce45" table:number-columns-repeated="2"/>
          <table:table-cell table:style-name="ce45" office:value-type="string">
            <text:p>comunicação</text:p>
          </table:table-cell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6"/>
          <table:table-cell table:style-name="ce45" table:number-columns-repeated="2"/>
          <table:table-cell table:style-name="ce45" office:value-type="string">
            <text:p>configuração</text:p>
          </table:table-cell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6"/>
          <table:table-cell table:style-name="ce45" table:number-columns-repeated="2"/>
          <table:table-cell table:style-name="ce45" office:value-type="string">
            <text:p>logs</text:p>
          </table:table-cell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6"/>
          <table:table-cell table:style-name="ce45" table:number-columns-repeated="2"/>
          <table:table-cell table:style-name="ce45" office:value-type="string">
            <text:p>kitsReagentes</text:p>
          </table:table-cell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6"/>
          <table:table-cell table:style-name="ce45" table:number-columns-repeated="2"/>
          <table:table-cell table:style-name="ce45" office:value-type="string">
            <text:p>resultados</text:p>
          </table:table-cell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relatórios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municação com Aparelh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0"/>
          <table:table-cell table:style-name="ce28" office:value-type="string" table:number-columns-spanned="7" table:number-rows-spanned="1">
            <text:p>produçãoHospitalar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66"/>
          <table:table-cell table:style-name="ce77" table:number-columns-spanned="6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internaçãoHospitalarDomiciliar</text:p>
          </table:table-cell>
          <table:table-cell table:style-name="ce45" table:number-columns-repeated="3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admissãoAlta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6" office:value-type="string">
            <text:p>pré Alta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transferênciaLeito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6" office:value-type="string">
            <text:p>contaHospitalar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6" office:value-type="string">
            <text:p>lançamento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relatório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26"/>
          <table:table-cell table:style-name="ce45" office:value-type="string">
            <text:p>cadastroRelatóriosInternação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transferênciaUsuário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centralTelefônica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SU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leitosEspecialidade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configuraçõe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Internação Hospitalar e Domiciliar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 office:value-type="string">
            <text:p>centroCirúrgico</text:p>
          </table:table-cell>
          <table:table-cell table:style-name="ce39" table:number-columns-repeated="3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Centro Cirúrg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agenda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Centro Cirúrg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irurgia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Centro Cirúrg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relatório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Centro Cirúrg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nfiguraçõe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Centro Cirúrg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lavanderia</text:p>
          </table:table-cell>
          <table:table-cell table:style-name="ce45" table:number-columns-repeated="3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Lavanderi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subalmoxarifadoRouparia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Lavanderi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tipoPeça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Lavanderi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maquinasLavagemRoupa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Lavanderi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entradaRoupa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Lavanderi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saídaRoupa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Lavanderi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solicitaçõesPendente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Lavanderi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inventário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Lavanderi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estoque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Lavanderi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relatório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Lavanderi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configuraçõe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Lavanderi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manutenção</text:p>
          </table:table-cell>
          <table:table-cell table:style-name="ce45" table:number-columns-repeated="3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Manuten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9" office:value-type="string">
            <text:p>equipamentos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Manuten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9" office:value-type="string">
            <text:p>diligencimanto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Manuten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9" office:value-type="string">
            <text:p>recursosHumanos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Manuten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9" office:value-type="string">
            <text:p>eventosManutenção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Manuten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26"/>
          <table:table-cell table:style-name="ce39" office:value-type="string">
            <text:p>gruposManutenção (Equipes) 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Manuten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9" office:value-type="string">
            <text:p>serviçosManutenção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Manuten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9" office:value-type="string">
            <text:p>locaisManutenção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Manuten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9" office:value-type="string">
            <text:p>manutençãoPreventiva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Manuten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9" office:value-type="string">
            <text:p>atendimento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Manuten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relatório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Manuten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controleQualidadeEsterilização</text:p>
          </table:table-cell>
          <table:table-cell table:style-name="ce45" table:number-columns-repeated="3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ntrole de Qualidade da Esteriliz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identificarEquipamentos (CRUD)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ntrole de Qualidade da Esteriliz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9" office:value-type="string">
            <text:p>entradaAmostras (CRUD)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ntrole de Qualidade da Esteriliz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9" office:value-type="string">
            <text:p>amostrasRegistradas (CRUD)</text:p>
          </table:table-cell>
          <table:table-cell table:style-name="ce45" table:number-columns-repeated="2"/>
          <table:table-cell table:style-name="ce34" table:number-columns-repeated="2"/>
          <table:table-cell table:style-name="ce70"/>
          <table:table-cell table:style-name="ce21"/>
          <table:table-cell table:style-name="ce80"/>
          <table:table-cell table:style-name="ce80" office:value-type="string">
            <text:p>x</text:p>
          </table:table-cell>
          <table:table-cell table:style-name="ce80"/>
          <table:table-cell table:style-name="ce26" office:value-type="string">
            <text:p>Controle de Qualidade da Esteriliz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controleDietas</text:p>
          </table:table-cell>
          <table:table-cell table:style-name="ce45" table:number-columns-repeated="3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ontrole de Diet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relatório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ontrole de Diet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configuraçõe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ontrole de Diet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CCIH</text:p>
          </table:table-cell>
          <table:table-cell table:style-name="ce45" table:number-columns-repeated="3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antibióticoUsoRestrito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procedimentos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exames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cirurgias(CRUD)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setore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sítiosInfecção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prontuário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paciente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problemasDiagnostic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cirurgia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procedimento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cultura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infecçã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atualizaçõesPendente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isolament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exame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infecçã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atualizaçõesPendente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isolament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procedimento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cultura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controleAntimicrobiano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relatórioSensibilidadeAntibiograma 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ficha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8"/>
          <table:table-cell table:style-name="ce45" office:value-type="string">
            <text:p>mensalVigilância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8"/>
          <table:table-cell table:style-name="ce45" office:value-type="string">
            <text:p>mensalVigilânciaAnalític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relatório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CCIH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0"/>
          <table:table-cell table:style-name="ce28" office:value-type="string" table:number-columns-spanned="7" table:number-rows-spanned="1">
            <text:p>clínicaMédica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66"/>
          <table:table-cell table:style-name="ce77" table:number-columns-spanned="6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88" table:number-columns-repeated="1010"/>
        </table:table-row>
        <table:table-row table:style-name="ro11">
          <table:table-cell table:style-name="ce21"/>
          <table:table-cell table:style-name="ce32" office:value-type="string">
            <text:p>cadastroMédico</text:p>
          </table:table-cell>
          <table:table-cell table:style-name="ce46" table:number-columns-repeated="5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laud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dicionárioDescritore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liberaçãoAutomática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regrasValidaçã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relatórioEstruturaLaudo (pacote de impressão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dicionárioDescritoresExamesSimplesCompostos (pacote de impressão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verificaçãoEstruturaLaud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table:number-columns-repeated="2"/>
          <table:table-cell table:style-name="ce46" office:value-type="string">
            <text:p>descritoresExamesSimplesCompostos</text:p>
          </table:table-cell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table:number-columns-repeated="2"/>
          <table:table-cell table:style-name="ce46" office:value-type="string">
            <text:p>atributosExamesSimples</text:p>
          </table:table-cell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papéis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abeçalhosRelatórios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ID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bulári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onversõesUnidadeMedida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unidades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vias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uso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odo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gruposFarmacológicos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substancias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bulário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rincípioAtivo</text:p>
          </table:table-cell>
          <table:table-cell table:style-name="ce55"/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substitutos</text:p>
          </table:table-cell>
          <table:table-cell table:style-name="ce55"/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unidade (dose)</text:p>
          </table:table-cell>
          <table:table-cell table:style-name="ce55"/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vias</text:p>
          </table:table-cell>
          <table:table-cell table:style-name="ce55"/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diluente</text:p>
          </table:table-cell>
          <table:table-cell table:style-name="ce55"/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oncologia</text:p>
          </table:table-cell>
          <table:table-cell table:style-name="ce32"/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prescriçãoMédica</text:p>
          </table:table-cell>
          <table:table-cell table:style-name="ce32"/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atividades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dietas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rocedimentos (CRUD)</text:p>
          </table:table-cell>
          <table:table-cell table:style-name="ce54"/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esquemaTerapêutico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esquemaTerapêuticoQuimioterapia (CRUD)</text:p>
          </table:table-cell>
          <table:table-cell table:style-name="ce46" table:number-columns-repeated="2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prescriçãoComplementar (CRUD)</text:p>
          </table:table-cell>
          <table:table-cell table:style-name="ce46" table:number-columns-repeated="3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problemas (CRUD)</text:p>
          </table:table-cell>
          <table:table-cell table:style-name="ce54"/>
          <table:table-cell table:style-name="ce46" table:number-columns-repeated="2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exames (Solicitação)</text:p>
          </table:table-cell>
          <table:table-cell table:style-name="ce46" table:number-columns-repeated="3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grupos (CRUD)</text:p>
          </table:table-cell>
          <table:table-cell table:style-name="ce46" table:number-columns-repeated="2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astas (CRUD)</text:p>
          </table:table-cell>
          <table:table-cell table:style-name="ce46" table:number-columns-repeated="2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balançoHídric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líquido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ntroleExames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questionárioServiço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diagnósticoEnfermagem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definiçã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aracterísticasDefinidora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fatoresRelacionad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examesBactériasAmostra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bactériasFung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anterBactériasFung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anterAntibióticos (CRUD)</text:p>
          </table:table-cell>
          <table:table-cell table:style-name="ce46" table:number-columns-repeated="2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anterAmostras (CRUD)</text:p>
          </table:table-cell>
          <table:table-cell table:style-name="ce46" table:number-columns-repeated="2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sensibilidadeHaloInibição (CRUD)</text:p>
          </table:table-cell>
          <table:table-cell table:style-name="ce46" table:number-columns-repeated="2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IMP</text:p>
          </table:table-cell>
          <table:table-cell table:style-name="ce46" table:number-columns-repeated="3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rotocolosAvaliação (CRUD)</text:p>
          </table:table-cell>
          <table:table-cell table:style-name="ce46" table:number-columns-repeated="2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relatórios (CRUD)</text:p>
          </table:table-cell>
          <table:table-cell table:style-name="ce46" table:number-columns-repeated="3"/>
          <table:table-cell table:style-name="ce3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nfiguraçõe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adastr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assistênciaMédicaEnfermagem</text:p>
          </table:table-cell>
          <table:table-cell table:style-name="ce45" table:number-columns-repeated="3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prontuário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4"/>
          <table:table-cell table:style-name="ce45" office:value-type="string">
            <text:p>problemaDiagnóstico</text:p>
          </table:table-cell>
          <table:table-cell table:style-name="ce55"/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médico</text:p>
          </table:table-cell>
          <table:table-cell table:style-name="ce5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enfermagem</text:p>
          </table:table-cell>
          <table:table-cell table:style-name="ce5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glasgow</text:p>
          </table:table-cell>
          <table:table-cell table:style-name="ce5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apacheII</text:p>
          </table:table-cell>
          <table:table-cell table:style-name="ce5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TISS-28</text:p>
          </table:table-cell>
          <table:table-cell table:style-name="ce5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evoluçã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8"/>
          <table:table-cell table:style-name="ce45" office:value-type="string">
            <text:p>evoluçãoEnfermagem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8"/>
          <table:table-cell table:style-name="ce45" office:value-type="string">
            <text:p>evoluçãoNutrição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8"/>
          <table:table-cell table:style-name="ce45" office:value-type="string">
            <text:p>evoluçãoFisioterapia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antecedente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Médicos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Pessoais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Familiares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Imagem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registrosClínico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prescriçã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aplicaçã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pedido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examesSolicitados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exame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controles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controlesSinaisVitais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balançoHídrico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processosInvasivos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gráficos</text:p>
          </table:table-cell>
          <table:table-cell table:style-name="ce5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35"/>
          <table:table-cell table:style-name="ce49" table:number-columns-repeated="2"/>
          <table:table-cell table:style-name="ce60" office:value-type="string">
            <text:p>relatório</text:p>
          </table:table-cell>
          <table:table-cell table:style-name="ce61"/>
          <table:table-cell table:style-name="ce62"/>
          <table:table-cell table:style-name="ce71"/>
          <table:table-cell table:style-name="ce81" table:number-columns-repeated="3"/>
          <table:table-cell table:style-name="ce81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2" office:value-type="string">
            <text:p>Opcional</text:p>
          </table:table-cell>
          <table:table-cell table:style-name="ce57"/>
          <table:table-cell/>
          <table:table-cell table:style-name="ce57" table:number-columns-repeated="1008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tensãoArterial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pulsoRadial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respiração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temperatura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balançoHídrico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aparelhosGasometria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respirador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oxigênio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oxímetroPulso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monitorRitmoCardíaco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bombaInfusão5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bombaInfusão6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bombaInfusãoHora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table:number-columns-repeated="2"/>
          <table:table-cell table:style-name="ce45" office:value-type="string">
            <text:p>bombaInfusãoDia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alta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bulário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bloqueioControleUnidade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dataHoraRegistr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temperatura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pulsoRadial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5"/>
          <table:table-cell table:style-name="ce49"/>
          <table:table-cell table:style-name="ce49" office:value-type="string">
            <text:p>tensão</text:p>
          </table:table-cell>
          <table:table-cell table:style-name="ce49"/>
          <table:table-cell table:style-name="ce61"/>
          <table:table-cell table:style-name="ce62"/>
          <table:table-cell table:style-name="ce71"/>
          <table:table-cell table:style-name="ce81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2"/>
          <table:table-cell table:style-name="ce57" table:number-columns-repeated="1008"/>
        </table:table-row>
        <table:table-row table:style-name="ro11">
          <table:table-cell table:style-name="ce21"/>
          <table:table-cell table:style-name="ce26"/>
          <table:table-cell table:style-name="ce45"/>
          <table:table-cell/>
          <table:table-cell table:style-name="ce45" office:value-type="string">
            <text:p>arterialSistólica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/>
          <table:table-cell table:style-name="ce45" office:value-type="string">
            <text:p>arterialDiastólica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respiraçã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5"/>
          <table:table-cell table:style-name="ce49"/>
          <table:table-cell table:style-name="ce56" office:value-type="string">
            <text:p>pressão</text:p>
          </table:table-cell>
          <table:table-cell table:style-name="ce49"/>
          <table:table-cell table:style-name="ce61"/>
          <table:table-cell table:style-name="ce62"/>
          <table:table-cell table:style-name="ce71"/>
          <table:table-cell table:style-name="ce81" table:number-columns-repeated="3"/>
          <table:table-cell table:style-name="ce81" office:value-type="string">
            <text:p>x</text:p>
          </table:table-cell>
          <table:table-cell table:style-name="ce35" office:value-type="string">
            <text:p>Assistência Médica e Enfermagem</text:p>
          </table:table-cell>
          <table:table-cell table:style-name="ce22" office:value-type="string">
            <text:p>Opcional</text:p>
          </table:table-cell>
          <table:table-cell table:number-columns-repeated="2"/>
          <table:table-cell table:style-name="ce57" table:number-columns-repeated="1008"/>
        </table:table-row>
        <table:table-row table:style-name="ro11">
          <table:table-cell table:style-name="ce21"/>
          <table:table-cell table:style-name="ce26"/>
          <table:table-cell table:style-name="ce45"/>
          <table:table-cell/>
          <table:table-cell table:style-name="ce45" office:value-type="string">
            <text:p>venosaCentral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/>
          <table:table-cell table:style-name="ce45" office:value-type="string">
            <text:p>capilarPulmonar</text:p>
          </table:table-cell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5"/>
          <table:table-cell table:style-name="ce49"/>
          <table:table-cell table:style-name="ce57"/>
          <table:table-cell table:style-name="ce49" office:value-type="string">
            <text:p>arterialMédia</text:p>
          </table:table-cell>
          <table:table-cell table:style-name="ce61"/>
          <table:table-cell table:style-name="ce62"/>
          <table:table-cell table:style-name="ce71"/>
          <table:table-cell table:style-name="ce81" table:number-columns-repeated="3"/>
          <table:table-cell table:style-name="ce81" office:value-type="string">
            <text:p>x</text:p>
          </table:table-cell>
          <table:table-cell table:style-name="ce35" office:value-type="string">
            <text:p>Assistência Médica e Enfermagem</text:p>
          </table:table-cell>
          <table:table-cell table:style-name="ce22" office:value-type="string">
            <text:p>Opcional</text:p>
          </table:table-cell>
          <table:table-cell table:number-columns-repeated="2"/>
          <table:table-cell table:style-name="ce57" table:number-columns-repeated="1008"/>
        </table:table-row>
        <table:table-row table:style-name="ro11">
          <table:table-cell table:style-name="ce21"/>
          <table:table-cell table:style-name="ce35"/>
          <table:table-cell table:style-name="ce49"/>
          <table:table-cell table:style-name="ce57"/>
          <table:table-cell table:style-name="ce49" office:value-type="string">
            <text:p>intraCraniana</text:p>
          </table:table-cell>
          <table:table-cell table:style-name="ce61"/>
          <table:table-cell table:style-name="ce62"/>
          <table:table-cell table:style-name="ce71"/>
          <table:table-cell table:style-name="ce81" table:number-columns-repeated="3"/>
          <table:table-cell table:style-name="ce81" office:value-type="string">
            <text:p>x</text:p>
          </table:table-cell>
          <table:table-cell table:style-name="ce35" office:value-type="string">
            <text:p>Assistência Médica e Enfermagem</text:p>
          </table:table-cell>
          <table:table-cell table:style-name="ce22" office:value-type="string">
            <text:p>Opcional</text:p>
          </table:table-cell>
          <table:table-cell table:number-columns-repeated="2"/>
          <table:table-cell table:style-name="ce57" table:number-columns-repeated="1008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débitoCardíac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glicoseSangue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saturaçãoO2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frequênciaCardíaca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ritmoCardíac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dor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pes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decúbit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45" office:value-type="string">
            <text:p>nívelConsciência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/>
          <table:table-cell table:style-name="ce54" office:value-type="string">
            <text:p>relatório</text:p>
          </table:table-cell>
          <table:table-cell table:style-name="ce45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relatórios</text:p>
          </table:table-cell>
          <table:table-cell table:style-name="ce45" table:number-columns-repeated="2"/>
          <table:table-cell table:style-name="ce34"/>
          <table:table-cell table:style-name="ce38"/>
          <table:table-cell table:style-name="ce67"/>
          <table:table-cell table:style-name="ce80" table:number-columns-repeated="3"/>
          <table:table-cell table:style-name="ce80" office:value-type="string">
            <text:p>x</text:p>
          </table:table-cell>
          <table:table-cell table:style-name="ce26" office:value-type="string">
            <text:p>Assistência Médica e Enfermagem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 office:value-type="string">
            <office:annotation draw:style-name="gr3" draw:text-style-name="P1" svg:width="4.018cm" svg:height="3.038cm" svg:x="9.084cm" svg:y="488.101cm" draw:caption-point-x="-0.429cm" draw:caption-point-y="-245.647cm">
              <dc:creator>rpo</dc:creator>
              <dc:date>2010-04-27T00:00:00</dc:date>
              <text:p text:style-name="P1"><text:span text:style-name="T2">Raphael:</text:span></text:p>
              <text:p text:style-name="P1"><text:span text:style-name="T3">consultórioMédico possui as mesmas features de assistênciaMedicaEnfermagem</text:span></text:p>
            </office:annotation>
            <text:p>consultórioMédico</text:p>
          </table:table-cell>
          <table:table-cell table:style-name="ce46" table:number-columns-repeated="5"/>
          <table:table-cell table:style-name="ce68"/>
          <table:table-cell table:style-name="ce82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onsultóri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DICOM</text:p>
          </table:table-cell>
          <table:table-cell table:style-name="ce46" table:number-columns-repeated="4"/>
          <table:table-cell table:style-name="ce68"/>
          <table:table-cell table:style-name="ce82"/>
          <table:table-cell table:style-name="ce80" office:value-type="string">
            <text:p>x</text:p>
          </table:table-cell>
          <table:table-cell table:style-name="ce80"/>
          <table:table-cell table:style-name="ce80" office:value-type="string">
            <text:p>x</text:p>
          </table:table-cell>
          <table:table-cell table:style-name="ce32" office:value-type="string">
            <text:p>Consultório Médic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 office:value-type="string">
            <text:p>pesquisaCientífica</text:p>
          </table:table-cell>
          <table:table-cell table:style-name="ce39" table:number-columns-repeated="3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esquisa Científic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extraçãoDadosClínicosLaudo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esquisa Científic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29"/>
          <table:table-cell table:style-name="ce39" office:value-type="string">
            <text:p>relatórioSensibilidadeAntibiograma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esquisa Científic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extraçãoLaudo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esquisa Científic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bromatologia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esquisa Científic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zoonose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esquisa Científic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CQE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esquisa Científic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5" office:value-type="string">
            <text:p>pesquisasReport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esquisa Científic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0"/>
          <table:table-cell table:style-name="ce28" office:value-type="string" table:number-columns-spanned="7" table:number-rows-spanned="1">
            <text:p>admMateriais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66"/>
          <table:table-cell table:style-name="ce77" table:number-columns-spanned="6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88" table:number-columns-repeated="1010"/>
        </table:table-row>
        <table:table-row table:style-name="ro11">
          <table:table-cell table:style-name="ce21"/>
          <table:table-cell table:style-name="ce32" office:value-type="string">
            <text:p>cadastroMateriais</text:p>
          </table:table-cell>
          <table:table-cell table:style-name="ce46" table:number-columns-repeated="5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tabelasBásica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subalmoxarifados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otivosCompra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otivosDevolução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rioridades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unidadesMedida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arcas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tiposPerda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otivosEmpréstimo (CRUD)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usuári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8"/>
          <table:table-cell table:style-name="ce46" office:value-type="string">
            <text:p>usuáriosSetor</text:p>
          </table:table-cell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8"/>
          <table:table-cell table:style-name="ce46" office:value-type="string">
            <text:p>usuáriosGruposLinhas</text:p>
          </table:table-cell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gruposLinhasMat/Med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materiaisSubstitutos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kitsMateriais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etiquetasMateriai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fornecedoresLinhasMateriais (CRUD)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inventári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ressuprimento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álcul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arâmetro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arâmetrosSubalmoxarifado</text:p>
          </table:table-cell>
          <table:table-cell/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onvalidarConsumoMensal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onsumoMédioMensal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curvaABC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atualizaçãoIndicadoresMaterial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sugestãoPreçoVenda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importação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table:number-columns-repeated="2"/>
          <table:table-cell table:style-name="ce46" office:value-type="string">
            <text:p>ABCFarma</text:p>
          </table:table-cell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table:number-columns-repeated="2"/>
          <table:table-cell table:style-name="ce46" office:value-type="string">
            <text:p>SOL</text:p>
          </table:table-cell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nsulta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posiçãoGeralEstoque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movimentações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table:number-columns-repeated="2"/>
          <table:table-cell table:style-name="ce46" office:value-type="string">
            <text:p>materiais</text:p>
          </table:table-cell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table:number-columns-repeated="2"/>
          <table:table-cell table:style-name="ce46" office:value-type="string">
            <text:p>mensais</text:p>
          </table:table-cell>
          <table:table-cell table:style-name="ce46" table:number-columns-repeated="2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/>
          <table:table-cell table:style-name="ce46" office:value-type="string">
            <text:p>fornecedoresGrupoLinha</text:p>
          </table:table-cell>
          <table:table-cell table:style-name="ce46" table:number-columns-repeated="3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relatóri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nãoPadronizado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2"/>
          <table:table-cell table:style-name="ce46" office:value-type="string">
            <text:p>configurações</text:p>
          </table:table-cell>
          <table:table-cell table:style-name="ce46" table:number-columns-repeated="4"/>
          <table:table-cell table:style-name="ce68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32" office:value-type="string">
            <text:p>Cadastr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 office:value-type="string">
            <text:p>estoque</text:p>
          </table:table-cell>
          <table:table-cell table:style-name="ce45" table:number-columns-repeated="5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solicitacõesPendentes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baixaEstoque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consumo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table:number-columns-repeated="2"/>
          <table:table-cell table:style-name="ce45" office:value-type="string">
            <text:p>internoProcedimento</text:p>
          </table:table-cell>
          <table:table-cell table:style-name="ce45" table:number-columns-repeated="2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table:number-columns-repeated="2"/>
          <table:table-cell table:style-name="ce45" office:value-type="string">
            <text:p>paciente</text:p>
          </table:table-cell>
          <table:table-cell table:style-name="ce45" table:number-columns-repeated="2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entrada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devolução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table:number-columns-repeated="2"/>
          <table:table-cell table:style-name="ce45" office:value-type="string">
            <text:p>consumoInterno</text:p>
          </table:table-cell>
          <table:table-cell table:style-name="ce45" table:number-columns-repeated="2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table:number-columns-repeated="2"/>
          <table:table-cell table:style-name="ce45" office:value-type="string">
            <text:p>consumoPaciente</text:p>
          </table:table-cell>
          <table:table-cell table:style-name="ce45" table:number-columns-repeated="2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compraNormal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entradaNãoPadronizados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transferência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agruparPorMaterial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transformação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solicitações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paraRessuprimento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paraTransferir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inventário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inserir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table:number-columns-repeated="2"/>
          <table:table-cell table:style-name="ce45" office:value-type="string">
            <text:p>materiaisSubalmoxarifado </text:p>
          </table:table-cell>
          <table:table-cell table:style-name="ce45" table:number-columns-repeated="2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table:number-columns-repeated="2"/>
          <table:table-cell table:style-name="ce45" office:value-type="string">
            <text:p>materiaisCurvaABC</text:p>
          </table:table-cell>
          <table:table-cell table:style-name="ce45" table:number-columns-repeated="2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eliminarItensZeradosSemMovimentações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relatórioParaContagem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entradaParaContagem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ajustes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implantaçãoSaldo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salvarPosiçãoEstoque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consultas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posiçãoGeralEstoque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movimentação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55"/>
          <table:table-cell table:style-name="ce45" office:value-type="string">
            <text:p>materiais</text:p>
          </table:table-cell>
          <table:table-cell table:style-name="ce45" table:number-columns-repeated="2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55"/>
          <table:table-cell table:style-name="ce45" office:value-type="string">
            <text:p>materiaisConsolidado</text:p>
          </table:table-cell>
          <table:table-cell table:style-name="ce45" table:number-columns-repeated="2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solicitaçõesDevoluçõesMateriais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lotesMateriais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relatórios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cálculos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consolidarConsumoMensal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consumoMédioMensal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curvaABC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sugestãoPreçoVenda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liberaçãoNF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nãoPadronizados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assistente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Estoque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2"/>
          <table:table-cell table:style-name="ce37" office:value-type="string">
            <text:p>compras</text:p>
          </table:table-cell>
          <table:table-cell table:style-name="ce50" table:number-columns-repeated="3"/>
          <table:table-cell table:style-name="ce62" table:number-columns-repeated="2"/>
          <table:table-cell table:style-name="ce71"/>
          <table:table-cell table:style-name="ce22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Compras</text:p>
          </table:table-cell>
          <table:table-cell table:style-name="ce22" office:value-type="string">
            <text:p>Obrigatória</text:p>
          </table:table-cell>
          <table:table-cell table:style-name="ce57"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gruposCompra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materiaisGruposCompra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motivosRevisãoAF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eventosDiligenciamentoAF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grupoComprasMateriaisExtras</text:p>
          </table:table-cell>
          <table:table-cell table:style-name="ce45"/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solicitaçõesPendentesCaixaPostal</text:p>
          </table:table-cell>
          <table:table-cell table:style-name="ce45"/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letaPreço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taçãoPreço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gerarAutorizaçãoFornecimento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3" office:value-type="string">
            <text:p>mapaDecisão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decisãoCompra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registroCompra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29"/>
          <table:table-cell table:style-name="ce39" office:value-type="string">
            <text:p>autorizaçãoFornecimentoNãoAutorizada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autorizaçãoManutençãoAF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importarBionexo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revisãoAF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nota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nsulta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coletaPreço</text:p>
          </table:table-cell>
          <table:table-cell table:style-name="ce45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autorizaçãoFornecimento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3" office:value-type="string">
            <text:p>notasFiscai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relatório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29"/>
          <table:table-cell table:style-name="ce39" office:value-type="string">
            <text:p>manutençãoSolicitaçãoAplicaçãoDireta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exclusãoColeta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avaliaçãoFornecedor</text:p>
          </table:table-cell>
          <table:table-cell table:style-name="ce45"/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nfigurações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omp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 office:value-type="string">
            <text:p>solicitaçãoMateriais</text:p>
          </table:table-cell>
          <table:table-cell table:style-name="ce45" table:number-columns-repeated="5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solicitaçãoMateriais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consumoInternoProcedimentoRequisição (CRUD)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consumoInternoAplicaçãoDireta (CRUD)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consumoPacientes (CRUD)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autorizaçãoSolicitaçãoMateriais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devoluçãoMateriais (CRUD)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consumoInterno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consumoPacientes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solicitaçãoServiçosManutenção (CRUD)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evolução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/>
          <table:table-cell table:style-name="ce45" office:value-type="string">
            <text:p>enviarMensagens</text:p>
          </table:table-cell>
          <table:table-cell table:style-name="ce45" table:number-columns-repeated="3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autorizaçãoSolicitaçãoManutenção (CRUD)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solicitaçãoFornecimentoRoupa (CRUD)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solicitaçãoInstrumental (CRUD)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6"/>
          <table:table-cell table:style-name="ce45" office:value-type="string">
            <text:p>devoluçãoInstrumental (CRUD)</text:p>
          </table:table-cell>
          <table:table-cell table:style-name="ce45" table:number-columns-repeated="4"/>
          <table:table-cell table:style-name="ce72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Solicitação de Materiai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0"/>
          <table:table-cell table:style-name="ce28" office:value-type="string" table:number-columns-spanned="7" table:number-rows-spanned="1">
            <text:p>produçãoAmbulatorial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66"/>
          <table:table-cell table:style-name="ce77" table:number-columns-spanned="6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88" table:number-columns-repeated="1010"/>
        </table:table-row>
        <table:table-row table:style-name="ro11">
          <table:table-cell table:style-name="ce21"/>
          <table:table-cell table:style-name="ce29" office:value-type="string">
            <text:p>cadastroGeralFinanceiro</text:p>
          </table:table-cell>
          <table:table-cell table:style-name="ce39" table:number-columns-repeated="3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usuário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gruposUsuário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cadastroUsuário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45" office:value-type="string">
            <text:p>setores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controleAcesso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45" office:value-type="string">
            <text:p>controleAcessoFunção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45" office:value-type="string">
            <text:p>controleAcessoGrupo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tabelasBásicas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especialidade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calendário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paísesEstadosCidade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profissõe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bairro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CEP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EtiquetasAmostra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layoutEtiqueta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coletadeira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locaisEntregaResultado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indicações (atendimento)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categoriaLeitoAcomodação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diligenciamentoConta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statusGlosaAcatada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motivo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58"/>
          <table:table-cell table:style-name="ce45" office:value-type="string">
            <text:p>transferênciaLeito </text:p>
          </table:table-cell>
          <table:table-cell table:style-name="ce38" table:number-columns-repeated="2"/>
          <table:table-cell table:style-name="ce67"/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58"/>
          <table:table-cell table:style-name="ce45" office:value-type="string">
            <text:p>cancelamentoOS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58"/>
          <table:table-cell table:style-name="ce39" office:value-type="string">
            <text:p>cancelamentoAgenda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58"/>
          <table:table-cell table:style-name="ce39" office:value-type="string">
            <text:p>alteraçãoOS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adastrosFinanceiros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empresaUnidade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contasCorrente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bancosAgenciaConta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hierarquiaClasse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classesFinanceiroOrçamentária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contasContábei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tolerânciaRecebimentoMateriai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unidadeMonetária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cotação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honorário (Rateio)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motivoGlosa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tiposDepósitosChequesCaução </text:p>
          </table:table-cell>
          <table:table-cell table:style-name="ce45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cartõesCrédito </text:p>
          </table:table-cell>
          <table:table-cell table:style-name="ce45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tiposDescontos </text:p>
          </table:table-cell>
          <table:table-cell table:style-name="ce45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table:number-columns-repeated="2"/>
          <table:table-cell table:style-name="ce45" office:value-type="string">
            <text:p>auditoresConvênios 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prestadoresServiço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setoresLocais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serviçoMateriaisMedicamentos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classesServiçosMateriai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materiaisMedicamento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serviço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kits <text:s/>(CRUD)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gruposServiços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lançamentosAutomáticosNotaSala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materiaisBrasíndice 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importaçãoBasíndice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avaliaçãoBasíndice</text:p>
          </table:table-cell>
          <table:table-cell table:style-name="ce45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importaçãoTabelaSIMPRO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29"/>
          <table:table-cell table:style-name="ce39"/>
          <table:table-cell table:style-name="ce39" office:value-type="string">
            <text:p>importaçãoTabelaPreçoExterno (CRUD)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preçoCusto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tabelaPreço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ajuste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comparação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nvênioEmpresas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9" office:value-type="string">
            <text:p>convênio (CRUD)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empresa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listaMatrícula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prontuário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hierarquia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classesServiço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setoresLocai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classesFinanceiroOrçamentária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45" office:value-type="string">
            <text:p>rateios</text:p>
          </table:table-cell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relatórios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nfigurações 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FixTISS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Cadastro Geral e Financeir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office:value-type="string">
            <text:p>agenda</text:p>
          </table:table-cell>
          <table:table-cell table:style-name="ce38" table:number-columns-repeated="5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marcação</text:p>
          </table:table-cell>
          <table:table-cell table:style-name="ce38" table:number-columns-repeated="4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limiteMarcação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replicar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43" office:value-type="string">
            <text:p>agendaMédico</text:p>
          </table:table-cell>
          <table:table-cell table:style-name="ce38" table:number-columns-repeated="3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43" office:value-type="string">
            <text:p>filaEsperaMarcação</text:p>
          </table:table-cell>
          <table:table-cell table:style-name="ce43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43" office:value-type="string">
            <text:p>rastreabilidade (apenas desktop)</text:p>
          </table:table-cell>
          <table:table-cell table:style-name="ce43"/>
          <table:table-cell table:style-name="ce38" table:number-columns-repeated="2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horários</text:p>
          </table:table-cell>
          <table:table-cell table:style-name="ce45"/>
          <table:table-cell table:style-name="ce38" table:number-columns-repeated="3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agendaExtra</text:p>
          </table:table-cell>
          <table:table-cell table:style-name="ce38"/>
          <table:table-cell table:style-name="ce45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26"/>
          <table:table-cell table:style-name="ce38" office:value-type="string">
            <text:p>estatísticasAgenda (apenas desktop)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5" office:value-type="string">
            <text:p>motivoContato (CRUD)</text:p>
          </table:table-cell>
          <table:table-cell/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43" office:value-type="string">
            <text:p>SAC</text:p>
          </table:table-cell>
          <table:table-cell/>
          <table:table-cell table:style-name="ce34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relatórios</text:p>
          </table:table-cell>
          <table:table-cell table:style-name="ce38" table:number-columns-repeated="4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gend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4"/>
          <table:table-cell table:style-name="ce38" office:value-type="string">
            <text:p>diligenciamento</text:p>
          </table:table-cell>
          <table:table-cell table:style-name="ce38" table:number-columns-repeated="5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Geral</text:p>
          </table:table-cell>
          <table:table-cell table:style-name="ce21" office:value-type="string">
            <text:p>Obrigatória</text:p>
          </table:table-cell>
          <table:table-cell table:style-name="ce89" table:number-columns-repeated="1010"/>
        </table:table-row>
        <table:table-row table:style-name="ro11">
          <table:table-cell table:style-name="ce24"/>
          <table:table-cell table:style-name="ce38" office:value-type="string">
            <text:p>documentos(anexarDocumentos)</text:p>
          </table:table-cell>
          <table:table-cell table:style-name="ce38" table:number-columns-repeated="5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Geral</text:p>
          </table:table-cell>
          <table:table-cell table:style-name="ce21" office:value-type="string">
            <text:p>Obrigatória</text:p>
          </table:table-cell>
          <table:table-cell table:style-name="ce89" table:number-columns-repeated="1010"/>
        </table:table-row>
        <table:table-row table:style-name="ro11">
          <table:table-cell table:style-name="ce24"/>
          <table:table-cell table:style-name="ce38" office:value-type="string">
            <text:p>registroOcorrências</text:p>
          </table:table-cell>
          <table:table-cell table:style-name="ce38" table:number-columns-repeated="5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Geral</text:p>
          </table:table-cell>
          <table:table-cell table:style-name="ce21" office:value-type="string">
            <text:p>Obrigatória</text:p>
          </table:table-cell>
          <table:table-cell table:style-name="ce89" table:number-columns-repeated="1010"/>
        </table:table-row>
        <table:table-row table:style-name="ro11">
          <table:table-cell table:style-name="ce21"/>
          <table:table-cell table:style-name="ce29" office:value-type="string">
            <text:p>atendimento</text:p>
          </table:table-cell>
          <table:table-cell table:style-name="ce38" table:number-columns-repeated="5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atendimento</text:p>
          </table:table-cell>
          <table:table-cell table:style-name="ce38" table:number-columns-repeated="4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limiteAtendimento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43" office:value-type="string">
            <text:p>tratamentoAmbulatorial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45" office:value-type="string">
            <text:p>guias (CRUD)</text:p>
          </table:table-cell>
          <table:table-cell table:style-name="ce38" table:number-columns-repeated="3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filaEspera</text:p>
          </table:table-cell>
          <table:table-cell table:style-name="ce38" table:number-columns-repeated="3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laboratóri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tratamentoAmbulatorial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conta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informações</text:p>
          </table:table-cell>
          <table:table-cell table:style-name="ce38" table:number-columns-repeated="4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orçamentos</text:p>
          </table:table-cell>
          <table:table-cell table:style-name="ce38" table:number-columns-repeated="3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registrarOrçamentos</text:p>
          </table:table-cell>
          <table:table-cell table:style-name="ce38" table:number-columns-repeated="3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relatórios</text:p>
          </table:table-cell>
          <table:table-cell table:style-name="ce38" table:number-columns-repeated="4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históricoInternaçõesExterna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aReceberCaixa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fechamentos</text:p>
          </table:table-cell>
          <table:table-cell table:style-name="ce38" table:number-columns-repeated="4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protocoloConvênio</text:p>
          </table:table-cell>
          <table:table-cell table:style-name="ce38" table:number-columns-repeated="3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terminalIDXNET</text:p>
          </table:table-cell>
          <table:table-cell table:style-name="ce38" table:number-columns-repeated="3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recepção</text:p>
          </table:table-cell>
          <table:table-cell table:style-name="ce38" table:number-columns-repeated="3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table:number-columns-repeated="2"/>
          <table:table-cell table:style-name="ce38" office:value-type="string">
            <text:p>recepçãoCaixa</text:p>
          </table:table-cell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table:number-columns-repeated="2"/>
          <table:table-cell table:style-name="ce38" office:value-type="string">
            <text:p>recepçãoCaixaGeral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protocoloDiligenciamento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recebimentosAmostra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dataResultadoO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dataResultadoExame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entregaLaudo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/>
          <table:table-cell table:style-name="ce38" office:value-type="string">
            <text:p>planilhaResultado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reservaOrdemServiç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guiaConvênio</text:p>
          </table:table-cell>
          <table:table-cell table:style-name="ce38" table:number-columns-repeated="4"/>
          <table:table-cell table:style-name="ce67"/>
          <table:table-cell table:style-name="ce21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desativarProntuári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8" office:value-type="string">
            <text:p>auditoriaDescont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Atendiment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 office:value-type="string">
            <text:p>faturamento</text:p>
          </table:table-cell>
          <table:table-cell table:style-name="ce38" table:number-columns-repeated="5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 office:value-type="string">
            <text:p>realizarGlosasInternas</text:p>
          </table:table-cell>
          <table:table-cell table:style-name="ce38" table:number-columns-repeated="4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 office:value-type="string">
            <text:p>fechamentoProtocoloConvenio </text:p>
          </table:table-cell>
          <table:table-cell table:style-name="ce38" table:number-columns-repeated="4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 office:value-type="string">
            <text:p>conferênciaAtendimento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 office:value-type="string">
            <text:p>manutençãoO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 office:value-type="string">
            <text:p>préFatura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/>
          <table:table-cell table:style-name="ce51" office:value-type="string">
            <text:p>internamento</text:p>
          </table:table-cell>
          <table:table-cell table:style-name="ce51"/>
          <table:table-cell table:style-name="ce38" table:number-columns-repeated="2"/>
          <table:table-cell table:style-name="ce67"/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/>
          <table:table-cell table:style-name="ce51" office:value-type="string">
            <text:p>tratamentoAmbulatorial</text:p>
          </table:table-cell>
          <table:table-cell table:style-name="ce51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 office:value-type="string">
            <text:p>lotePréFaturas</text:p>
          </table:table-cell>
          <table:table-cell table:style-name="ce38" table:number-columns-repeated="4"/>
          <table:table-cell table:style-name="ce67"/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 office:value-type="string">
            <text:p>faturas</text:p>
          </table:table-cell>
          <table:table-cell table:style-name="ce38" table:number-columns-repeated="4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51" office:value-type="string">
            <text:p>notasFiscais</text:p>
          </table:table-cell>
          <table:table-cell table:style-name="ce51"/>
          <table:table-cell table:style-name="ce38" table:number-columns-repeated="3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movimentoPorFatura</text:p>
          </table:table-cell>
          <table:table-cell table:style-name="ce39" table:number-columns-repeated="2"/>
          <table:table-cell table:style-name="ce38" table:number-columns-repeated="2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45" office:value-type="string">
            <text:p>glosaNãoIdentificada</text:p>
          </table:table-cell>
          <table:table-cell table:style-name="ce45"/>
          <table:table-cell table:style-name="ce39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 office:value-type="string">
            <text:p>análiseGlosa 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 office:value-type="string">
            <text:p>comporNotaReapresentação </text:p>
          </table:table-cell>
          <table:table-cell table:style-name="ce38" table:number-columns-repeated="4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 office:value-type="string">
            <text:p>recebimentoPaciente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51" office:value-type="string">
            <text:p>relatórios</text:p>
          </table:table-cell>
          <table:table-cell table:style-name="ce34"/>
          <table:table-cell table:style-name="ce38" table:number-columns-repeated="3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 office:value-type="string">
            <text:p>acompanhamento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/>
          <table:table-cell table:style-name="ce51" office:value-type="string">
            <text:p>posiçãoFaturamento </text:p>
          </table:table-cell>
          <table:table-cell table:style-name="ce51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/>
          <table:table-cell table:style-name="ce51" office:value-type="string">
            <text:p>posiçãoFaturamentoPrestador</text:p>
          </table:table-cell>
          <table:table-cell table:style-name="ce51"/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/>
          <table:table-cell table:style-name="ce51" office:value-type="string">
            <text:p>títulosReceber </text:p>
          </table:table-cell>
          <table:table-cell table:style-name="ce34"/>
          <table:table-cell table:style-name="ce63"/>
          <table:table-cell table:style-name="ce38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/>
          <table:table-cell table:style-name="ce38" office:value-type="string">
            <text:p>glosas</text:p>
          </table:table-cell>
          <table:table-cell table:style-name="ce38" table:number-columns-repeated="3"/>
          <table:table-cell table:style-name="ce67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Faturament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office:value-type="string">
            <text:p>faturamentoSUS</text:p>
          </table:table-cell>
          <table:table-cell table:style-name="ce38" table:number-columns-repeated="5"/>
          <table:table-cell table:style-name="ce67"/>
          <table:table-cell table:style-name="ce76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importaçõesAIH</text:p>
          </table:table-cell>
          <table:table-cell table:style-name="ce38" table:number-columns-repeated="3"/>
          <table:table-cell table:style-name="ce59"/>
          <table:table-cell table:style-name="ce68"/>
          <table:table-cell table:style-name="ce76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compatibilidade</text:p>
          </table:table-cell>
          <table:table-cell table:style-name="ce38" table:number-columns-repeated="2"/>
          <table:table-cell table:style-name="ce59"/>
          <table:table-cell table:style-name="ce68"/>
          <table:table-cell table:style-name="ce76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38" table:number-columns-repeated="3"/>
          <table:table-cell table:style-name="ce38" office:value-type="string">
            <text:p>compatibilidadeÓrtesePrótese (CRUD)</text:p>
          </table:table-cell>
          <table:table-cell table:style-name="ce38"/>
          <table:table-cell table:style-name="ce53"/>
          <table:table-cell table:style-name="ce73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38" table:number-columns-repeated="3"/>
          <table:table-cell table:style-name="ce38" office:value-type="string">
            <text:p>CompatibilidadeCIDs (CRUD)</text:p>
          </table:table-cell>
          <table:table-cell table:style-name="ce38"/>
          <table:table-cell table:style-name="ce34"/>
          <table:table-cell table:style-name="ce70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procedimentosSUS (CRUD)</text:p>
          </table:table-cell>
          <table:table-cell table:style-name="ce38" table:number-columns-repeated="2"/>
          <table:table-cell table:style-name="ce34"/>
          <table:table-cell table:style-name="ce70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atualizaçãoTabelaUnificada</text:p>
          </table:table-cell>
          <table:table-cell table:style-name="ce38" table:number-columns-repeated="2"/>
          <table:table-cell table:style-name="ce53"/>
          <table:table-cell table:style-name="ce73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detalheProcedimentos</text:p>
          </table:table-cell>
          <table:table-cell table:style-name="ce38"/>
          <table:table-cell table:style-name="ce34"/>
          <table:table-cell table:style-name="ce70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procedimentos</text:p>
          </table:table-cell>
          <table:table-cell table:style-name="ce38"/>
          <table:table-cell table:style-name="ce34"/>
          <table:table-cell table:style-name="ce70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consultaTabelaUnificada</text:p>
          </table:table-cell>
          <table:table-cell table:style-name="ce38"/>
          <table:table-cell table:style-name="ce43"/>
          <table:table-cell table:style-name="ce65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atualizarCBO x Procedimento</text:p>
          </table:table-cell>
          <table:table-cell table:style-name="ce38"/>
          <table:table-cell table:style-name="ce43"/>
          <table:table-cell table:style-name="ce65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AtualizarCID x Procedimento</text:p>
          </table:table-cell>
          <table:table-cell table:style-name="ce38"/>
          <table:table-cell table:style-name="ce34"/>
          <table:table-cell table:style-name="ce70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compatibilidadeProcedimentos</text:p>
          </table:table-cell>
          <table:table-cell table:style-name="ce38"/>
          <table:table-cell table:style-name="ce34"/>
          <table:table-cell table:style-name="ce70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6">
          <table:table-cell table:style-name="ce21"/>
          <table:table-cell table:style-name="ce38"/>
          <table:table-cell table:style-name="ce38" office:value-type="string">
            <text:p>APAC - Autorização de procedimento (ambulatorial) de alta (custo) complexidade</text:p>
          </table:table-cell>
          <table:table-cell table:style-name="ce38" table:number-columns-repeated="3"/>
          <table:table-cell table:style-name="ce34"/>
          <table:table-cell table:style-name="ce70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emitirLaudoparaSolicitarAutorização</text:p>
          </table:table-cell>
          <table:table-cell table:style-name="ce38" table:number-columns-repeated="2"/>
          <table:table-cell table:style-name="ce34"/>
          <table:table-cell table:style-name="ce70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recebimentoAutorização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exportaçãoAPAC'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visualização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38" table:number-columns-repeated="4"/>
          <table:table-cell table:style-name="ce38" office:value-type="string">
            <text:p>visualizaçãoListaAPAC's</text:p>
          </table:table-cell>
          <table:table-cell table:style-name="ce39"/>
          <table:table-cell table:style-name="ce74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38" table:number-columns-repeated="4"/>
          <table:table-cell table:style-name="ce38" office:value-type="string">
            <text:p>visualizaçãolistaProcedimentos pendentes</text:p>
          </table:table-cell>
          <table:table-cell table:style-name="ce38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préFatura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gerarPréfaturaPacientes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cancelarPréfatura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38" table:number-columns-repeated="3"/>
          <table:table-cell table:style-name="ce38" office:value-type="string">
            <text:p>Gerar arquivo para exportação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38"/>
          <table:table-cell table:style-name="ce38" office:value-type="string">
            <text:p>AIH autorizaçãoInternaçãoHospitalar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emissãoLaudo (CRUD)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emissãoEspelho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6">
          <table:table-cell table:style-name="ce21"/>
          <table:table-cell table:style-name="ce38"/>
          <table:table-cell table:style-name="ce38" office:value-type="string">
            <text:p>BPA boletimProcedimentosAmbulatoriai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SISCOLO citologiaHistopatologia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laudo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laudoCitopatológico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laudoHistopatológico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exportarLaudo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impressãoLaudo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relatório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distribuiçãoLamina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laminasprestador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exportaçã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relatório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Faturamento SU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office:value-type="string">
            <text:p>pesquisaAvaliação</text:p>
          </table:table-cell>
          <table:table-cell table:style-name="ce38" table:number-columns-repeated="5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Pesquisa de Avaliaçã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questionário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Pesquisa de Avaliaçã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questionárioAvaliação (CRUD)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Pesquisa de Avaliaçã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questionáriosAplicado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Pesquisa de Avaliaçã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acompanhamentoOcorrência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Pesquisa de Avaliaçã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relatório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Pesquisa de Avaliaçã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office:value-type="string">
            <text:p>removerProntuáriosDuplicados</text:p>
          </table:table-cell>
          <table:table-cell table:style-name="ce38" table:number-columns-repeated="5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Remover Prontuários Duplicad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relatório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Remover Prontuários Duplicad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manutençãoNúmerosProntuári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Remover Prontuários Duplicad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office:value-type="string">
            <text:p>removerPacientesDuplicados</text:p>
          </table:table-cell>
          <table:table-cell table:style-name="ce38" table:number-columns-repeated="5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Remover Pacientes Duplicad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paciente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Remover Pacientes Duplicad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duplicidade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Remover Pacientes Duplicad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transferência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Remover Pacientes Duplicad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eliminação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Remover Pacientes Duplicado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prestadoresServiç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Remover Pacientes Duplicad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empresa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Remover Pacientes Duplicado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integraçã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Remover Pacientes Duplicados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SISPaciente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Remover Pacientes Duplicados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SISEmpresas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Remover Pacientes Duplicados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office:value-type="string">
            <text:p>geradorEtiqueta</text:p>
          </table:table-cell>
          <table:table-cell table:style-name="ce38" table:number-columns-repeated="5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Gerador de Etiquet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prontuári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Gerador de Etiquet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envelope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Gerador de Etiquet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internament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table:number-columns-repeated="2"/>
          <table:table-cell table:style-name="ce76" office:value-type="string">
            <text:p>x</text:p>
          </table:table-cell>
          <table:table-cell table:style-name="ce21" office:value-type="string">
            <text:p>Gerador de Etiquet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consultóri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Gerador de Etiquet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entregaExame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Gerador de Etiqueta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laboratóri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Gerador de Etiquet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lote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Gerador de Etiquet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materiai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21" office:value-type="string">
            <text:p>Gerador de Etiquet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bromatologia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/>
          <table:table-cell table:style-name="ce76" office:value-type="string">
            <text:p>x</text:p>
          </table:table-cell>
          <table:table-cell table:style-name="ce76"/>
          <table:table-cell table:style-name="ce21" office:value-type="string">
            <text:p>Gerador de Etiqueta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office:value-type="string">
            <text:p>préInternação</text:p>
          </table:table-cell>
          <table:table-cell table:style-name="ce38" table:number-columns-repeated="5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cadastro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motivosPerda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2">
          <table:table-cell table:style-name="ce21"/>
          <table:table-cell table:style-name="ce38" table:number-columns-repeated="2"/>
          <table:table-cell table:style-name="ce38" office:value-type="string">
            <text:p>fichaAvaliaçãoparaInternação Domiciliar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recursosEspeciais 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solicitaçãoInternaçãoCirurgia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fichaCaptação</text:p>
          </table:table-cell>
          <table:table-cell table:style-name="ce38" table:number-columns-repeated="4"/>
          <table:table-cell table:style-name="ce67"/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Fora do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Marcação de Cirurgia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consultarAgendaporLocal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orçament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orçamentoConta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2"/>
          <table:table-cell table:style-name="ce38" office:value-type="string">
            <text:p>orçamentoFornecedor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table:number-columns-repeated="3"/>
          <table:table-cell table:style-name="ce38" office:value-type="string">
            <text:p>recebimentoCotação</text:p>
          </table:table-cell>
          <table:table-cell table:style-name="ce38" table:number-columns-repeated="2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relatório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office:value-type="string">
            <text:p>Pré-Internaçã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 office:value-type="string">
            <text:p>controleFluxoProntuário</text:p>
          </table:table-cell>
          <table:table-cell table:style-name="ce38" table:number-columns-repeated="5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Controle de Fluxo de Prontuá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8"/>
          <table:table-cell table:style-name="ce38" office:value-type="string">
            <text:p>controle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Controle de Fluxo de Prontuá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8"/>
          <table:table-cell table:style-name="ce38" office:value-type="string">
            <text:p>controleProntuário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Controle de Fluxo de Prontuá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/>
          <table:table-cell table:style-name="ce38" office:value-type="string">
            <text:p>ControleMúltiplosProntuário</text:p>
          </table:table-cell>
          <table:table-cell table:style-name="ce38" table:number-columns-repeated="3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Controle de Fluxo de Prontuá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39"/>
          <table:table-cell table:style-name="ce39" office:value-type="string">
            <text:p>relatorios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Controle de Fluxo de Prontuá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9"/>
          <table:table-cell table:style-name="ce39" office:value-type="string">
            <text:p>confirmaçãoRecebimento</text:p>
          </table:table-cell>
          <table:table-cell table:style-name="ce38" table:number-columns-repeated="4"/>
          <table:table-cell table:style-name="ce67"/>
          <table:table-cell table:style-name="ce21"/>
          <table:table-cell table:style-name="ce76" office:value-type="string">
            <text:p>x</text:p>
          </table:table-cell>
          <table:table-cell table:style-name="ce76"/>
          <table:table-cell table:style-name="ce76" office:value-type="string">
            <text:p>x</text:p>
          </table:table-cell>
          <table:table-cell table:style-name="ce21" office:value-type="string">
            <text:p>Controle de Fluxo de Prontuário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 office:value-type="string">
            <text:p>exportaçãoFaturas</text:p>
          </table:table-cell>
          <table:table-cell table:style-name="ce34"/>
          <table:table-cell table:style-name="ce59"/>
          <table:table-cell table:style-name="ce34" table:number-columns-repeated="3"/>
          <table:table-cell table:style-name="ce70"/>
          <table:table-cell table:style-name="ce21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4" office:value-type="string">
            <text:p>exportar</text:p>
          </table:table-cell>
          <table:table-cell table:style-name="ce34" table:number-columns-repeated="4"/>
          <table:table-cell table:style-name="ce70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26"/>
          <table:table-cell table:style-name="ce34"/>
          <table:table-cell table:style-name="ce34" office:value-type="string">
            <text:p>diversosConvênios</text:p>
          </table:table-cell>
          <table:table-cell table:style-name="ce34" table:number-columns-repeated="3"/>
          <table:table-cell table:style-name="ce70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0"/>
          <table:table-cell table:style-name="ce52" table:number-columns-repeated="2"/>
          <table:table-cell table:style-name="ce53" office:value-type="string">
            <text:p>ABRAMGE</text:p>
          </table:table-cell>
          <table:table-cell table:style-name="ce52" table:number-columns-repeated="2"/>
          <table:table-cell table:style-name="ce75"/>
          <table:table-cell table:style-name="ce83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TISS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validarFatura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/>
          <table:table-cell table:style-name="ce53" office:value-type="string">
            <text:p>outrosSistemas</text:p>
          </table:table-cell>
          <table:table-cell table:style-name="ce53" table:number-columns-repeated="3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7">
          <table:table-cell table:style-name="ce24"/>
          <table:table-cell table:style-name="ce41"/>
          <table:table-cell table:style-name="ce53" table:number-columns-repeated="2"/>
          <table:table-cell table:style-name="ce53" office:value-type="string">
            <text:p>SIMO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style-name="ce90"/>
          <table:table-cell table:style-name="ce89" table:number-columns-repeated="1009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SD2000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STIMED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DATASUL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DZSetSerious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MICROSIGA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SAP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Governo-CIH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table:number-columns-repeated="2"/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Esmeralda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ISS Digital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CML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Laudos COPASA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NKB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Fora de Escopo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Dankia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Nota Fiscal 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/>
          <table:table-cell table:style-name="ce53" office:value-type="string">
            <text:p>B2B Laboratorial</text:p>
          </table:table-cell>
          <table:table-cell table:style-name="ce53" table:number-columns-repeated="3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Smart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e-Lis INTERFACE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InetSystem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Hermes Pardini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Criesp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Álvaro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LCA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Nefrodata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DLE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SIS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FOTINI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/>
          <table:table-cell table:style-name="ce53" office:value-type="string">
            <text:p>contabilidade</text:p>
          </table:table-cell>
          <table:table-cell table:style-name="ce53" table:number-columns-repeated="3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table:number-columns-repeated="2"/>
          <table:table-cell table:style-name="ce53" office:value-type="string">
            <text:p>exportação</text:p>
          </table:table-cell>
          <table:table-cell table:style-name="ce53" table:number-columns-repeated="2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 office:value-type="string">
            <text:p>importação</text:p>
          </table:table-cell>
          <table:table-cell table:style-name="ce53" table:number-columns-repeated="4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brigatória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/>
          <table:table-cell table:style-name="ce53" office:value-type="string">
            <text:p>requisiçõesSUS-BH</text:p>
          </table:table-cell>
          <table:table-cell table:style-name="ce53" table:number-columns-repeated="3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/>
          <table:table-cell table:style-name="ce53" office:value-type="string">
            <text:p>espirometria</text:p>
          </table:table-cell>
          <table:table-cell table:style-name="ce53" table:number-columns-repeated="3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11">
          <table:table-cell table:style-name="ce21"/>
          <table:table-cell table:style-name="ce41"/>
          <table:table-cell table:style-name="ce53"/>
          <table:table-cell table:style-name="ce53" office:value-type="string">
            <text:p>resultadosExames</text:p>
          </table:table-cell>
          <table:table-cell table:style-name="ce53" table:number-columns-repeated="3"/>
          <table:table-cell table:style-name="ce73"/>
          <table:table-cell table:style-name="ce78"/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0" office:value-type="string">
            <text:p>Exportação de Faturas</text:p>
          </table:table-cell>
          <table:table-cell table:style-name="ce21" office:value-type="string">
            <text:p>Opcional</text:p>
          </table:table-cell>
          <table:table-cell table:number-columns-repeated="1010"/>
        </table:table-row>
        <table:table-row table:style-name="ro3" table:number-rows-repeated="646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Excel_BuiltIn_Print_Area_1" table:base-cell-address="$Capa.$A$1" table:expression="NA()"/>
        <table:named-expression table:name="Excel_BuiltIn_Print_Area_1_1" table:base-cell-address="$Capa.$A$1" table:expression="NA()"/>
        <table:named-expression table:name="Excel_BuiltIn_Print_Area_1_1_1" table:base-cell-address="$Capa.$A$1" table:expression="NA()"/>
        <table:named-expression table:name="Excel_BuiltIn_Print_Area_1_1_1_1" table:base-cell-address="$Capa.$A$1" table:expression="NA()"/>
        <table:named-expression table:name="Excel_BuiltIn_Print_Area_1_1_1_1 1" table:base-cell-address="$Capa.$A$1" table:expression="NA()"/>
        <table:named-expression table:name="Excel_BuiltIn_Print_Area_1_1_1_1_1" table:base-cell-address="$Capa.$A$1" table:expression="NA()"/>
        <table:named-expression table:name="Excel_BuiltIn_Print_Area_2" table:base-cell-address="$Capa.$A$1" table:expression="NA()"/>
        <table:named-expression table:name="Excel_BuiltIn_Print_Area_2_1" table:base-cell-address="$Capa.$A$1" table:expression="NA()"/>
        <table:named-expression table:name="Excel_BuiltIn_Print_Area_2_1_1" table:base-cell-address="$Capa.$A$1" table:expression="NA()"/>
        <table:named-expression table:name="Excel_BuiltIn_Print_Area_2_1_1_1" table:base-cell-address="$Capa.$A$1" table:expression="NA()"/>
        <table:named-expression table:name="Excel_BuiltIn_Print_Area_2_1_1_1 1" table:base-cell-address="$Capa.$A$1" table:expression="NA()"/>
        <table:named-expression table:name="Excel_BuiltIn_Print_Area_2_1_1_1_1" table:base-cell-address="$Capa.$A$1" table:expression="NA()"/>
        <table:named-expression table:name="Excel_BuiltIn_Print_Area_3" table:base-cell-address="$Capa.$A$1" table:expression="NA()"/>
        <table:named-expression table:name="Excel_BuiltIn_Print_Area_3_1" table:base-cell-address="$Capa.$A$1" table:expression="NA()"/>
        <table:named-expression table:name="Excel_BuiltIn_Print_Area_3_1_1" table:base-cell-address="$Capa.$A$1" table:expression="NA()"/>
        <table:named-expression table:name="Excel_BuiltIn_Sheet_Title_1" table:base-cell-address="$Capa.$A$1" table:expression="&quot;Centro Cirúrgico&quot;"/>
        <table:named-expression table:name="Excel_BuiltIn_Sheet_Title_1_1" table:base-cell-address="$Capa.$A$1" table:expression="&quot;Capa&quot;"/>
        <table:named-expression table:name="Excel_BuiltIn_Sheet_Title_1_1_1" table:base-cell-address="$Capa.$A$1" table:expression="&quot;Capa&quot;"/>
        <table:named-expression table:name="Excel_BuiltIn_Sheet_Title_1_1_1_1" table:base-cell-address="$Capa.$A$1" table:expression="&quot;Capa&quot;"/>
        <table:named-expression table:name="Excel_BuiltIn_Sheet_Title_1_1_1_1 1" table:base-cell-address="$Capa.$A$1" table:expression="&quot;Capa&quot;"/>
        <table:named-expression table:name="Excel_BuiltIn_Sheet_Title_1_1_1_1_1" table:base-cell-address="$Capa.$A$1" table:expression="&quot;Capa&quot;"/>
        <table:named-expression table:name="Excel_BuiltIn_Sheet_Title_2" table:base-cell-address="$Capa.$A$1" table:expression="&quot;Plan2&quot;"/>
        <table:named-expression table:name="Excel_BuiltIn_Sheet_Title_2_1" table:base-cell-address="$Capa.$A$1" table:expression="&quot;ProdutcMap&quot;"/>
        <table:named-expression table:name="Excel_BuiltIn_Sheet_Title_2_1_1" table:base-cell-address="$Capa.$A$1" table:expression="&quot;Descrição das Features&quot;"/>
        <table:named-expression table:name="Excel_BuiltIn_Sheet_Title_2_1_1_1" table:base-cell-address="$Capa.$A$1" table:expression="&quot;Descrição das Features&quot;"/>
        <table:named-expression table:name="Excel_BuiltIn_Sheet_Title_2_1_1_1 1" table:base-cell-address="$Capa.$A$1" table:expression="&quot;ProdutcMap&quot;"/>
        <table:named-expression table:name="Excel_BuiltIn_Sheet_Title_2_1_1_1_1" table:base-cell-address="$Capa.$A$1" table:expression="&quot;ProdutcMap&quot;"/>
        <table:named-expression table:name="Excel_BuiltIn_Sheet_Title_3" table:base-cell-address="$Capa.$A$1" table:expression="&quot;Plan3&quot;"/>
        <table:named-expression table:name="Excel_BuiltIn_Sheet_Title_3_1" table:base-cell-address="$Capa.$A$1" table:expression="&quot;ProductMap_SmartDoctor&quot;"/>
        <table:named-expression table:name="Excel_BuiltIn_Sheet_Title_3_1_1" table:base-cell-address="$Capa.$A$1" table:expression="&quot;ProductMap_SmartDoctor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801cm" fo:margin-bottom="0.801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.847cm"/>
      </style:header-style>
      <style:footer-style>
        <style:header-footer-properties fo:min-height="0.751cm" fo:margin-left="0.6cm" fo:margin-right="0.6cm" fo:margin-top="0.847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7/05/2010</text:date>, <text:time>10:22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pa" style:display-name="PageStyle_Capa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pa_20_dos_20_produtos" style:display-name="PageStyle_Mapa dos produto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</style:master-page>
    <style:master-page style:name="PageStyle_5f_MapadoProduto_5f_SmartDoctor" style:display-name="PageStyle_MapadoProduto_SmartDocto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creator>Raphael Pereira de Oliveira</dc:creator>
    <dc:date>2010-05-07T10:22:05.99</dc:date>
    <meta:generator>BrOffice.org/3.1$Win32 OpenOffice.org_project/310m19$Build-9420</meta:generator>
    <meta:editing-duration>PT08H46M37S</meta:editing-duration>
    <meta:editing-cycles>4</meta:editing-cycles>
    <meta:document-statistic meta:table-count="2" meta:cell-count="4555" meta:object-count="0"/>
  </office:meta>
</office:document-meta>
</file>